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VILCANQUI LAYME, SABINO (S)</text:p>
            <text:p text:style-name="P5"><text:span text:style-name="T15">Dni</text:span><text:span text:style-name="T14">:4316429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VILCANQUI LAYME, SABIN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316429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27</text:p>
          </table:table-cell>
          <table:table-cell table:style-name="Tableau1.D2" office:value-type="string">
            <text:p text:style-name="P18">10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7</text:p>
          </table:table-cell>
          <table:table-cell table:style-name="Tableau1.D2" office:value-type="string">
            <text:p text:style-name="P18">27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3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90902</text:span></text:p>
          </table:table-cell>
          <table:table-cell table:style-name="Tabla3.A2" office:value-type="string">
            <text:p text:style-name="P6"><text:span text:style-name="T11">LA2097</text:span></text:p>
          </table:table-cell>
          <table:table-cell table:style-name="Tabla3.A2" office:value-type="string">
            <text:p text:style-name="P6"><text:span text:style-name="T11">09:30 AM</text:span></text:p>
          </table:table-cell>
          <table:table-cell table:style-name="Tabla3.A2" office:value-type="string">
            <text:p text:style-name="P6"><text:span text:style-name="T11">252.2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FR. ROJO</text:span></text:p>
          </table:table-cell>
          <table:table-cell table:style-name="Tabla5.A2" office:value-type="string">
            <text:p text:style-name="P1"><text:span text:style-name="T4">20</text:span>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1:15:4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